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Uwielbiamy Jezu Cię</text:span><text:span text:style-name="T1"><text:line-break/></text:span><text:span text:style-name="T1">Tyś Bogiem naszym jest</text:span><text:span text:style-name="T1"><text:line-break/></text:span><text:span text:style-name="T1">i Królem</text:span><text:span text:style-name="T1"><text:line-break/></text:span><text:span text:style-name="T1">Ty zwyciężyłeś</text:span><text:span text:style-name="T1"><text:line-break/></text:span><text:span text:style-name="T1">grzech i śmierć,</text:span><text:span text:style-name="T1"><text:line-break/></text:span><text:span text:style-name="T1">namaszczasz nas</text:span><text:span text:style-name="T1"><text:line-break/></text:span><text:span text:style-name="T1">Świętym Duch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Tobie chwała cześć i moc /x2</text:span><text:span text:style-name="T1"><text:line-break/></text:span><text:span text:style-name="T1"><text:line-break/></text:span><text:span text:style-name="T1">Tyś potężnym Panem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2-01T14:06:14</dc:date>
    <dc:language>pl-PL</dc:language>
    <meta:editing-cycles>12</meta:editing-cycles>
    <meta:editing-duration>PT5M2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